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文鼎ＰＬ简报宋" svg:font-family="文鼎ＰＬ简报宋" style:font-family-generic="roman" style:font-pitch="variable"/>
    <style:font-face style:name="文鼎ＰＬ简报宋1" svg:font-family="文鼎ＰＬ简报宋" style:font-family-generic="swiss" style:font-pitch="variable"/>
    <style:font-face style:name="文鼎ＰＬ简报宋2" svg:font-family="文鼎ＰＬ简报宋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DejaVu Sans Mono" fo:font-size="13pt" style:text-underline-style="solid" style:text-underline-width="auto" style:text-underline-color="font-color" fo:font-weight="bold" style:font-name-asian="DejaVu Sans Mono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DejaVu Sans Mono" fo:font-size="10pt" style:font-name-asian="DejaVu Sans Mono" style:font-size-asian="10pt" style:font-size-complex="10pt"/>
    </style:style>
    <style:style style:name="P3" style:family="paragraph" style:parent-style-name="Standard" style:list-style-name="L1">
      <style:text-properties style:font-name="DejaVu Sans Mono" fo:font-size="10pt" style:font-name-asian="DejaVu Sans Mono" style:font-size-asian="10pt" style:font-size-complex="10pt"/>
    </style:style>
    <style:style style:name="P4" style:family="paragraph" style:parent-style-name="Standard" style:list-style-name="L2">
      <style:text-properties style:font-name="DejaVu Sans Mono" fo:font-size="10pt" style:font-name-asian="DejaVu Sans Mono" style:font-size-asian="10pt" style:font-size-complex="10pt"/>
    </style:style>
    <style:style style:name="P5" style:family="paragraph" style:parent-style-name="Standard" style:list-style-name="L3">
      <style:text-properties style:font-name="DejaVu Sans Mono" fo:font-size="10pt" style:font-name-asian="DejaVu Sans Mono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DejaVu Sans Mono" fo:font-size="10pt" fo:font-weight="bold" style:font-name-asian="DejaVu Sans Mono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style:font-name-asian="DejaVu Sans Mono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normal" style:font-name-asian="DejaVu Sans Mono" style:font-size-asian="10pt" style:font-weight-asian="normal" style:font-size-complex="10pt" style:font-weight-complex="normal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02.1D STP:</text:p>
      <text:p text:style-name="P2"/>
      <text:p text:style-name="P2">BPDUs: config BPDU / TCN BPDU</text:p>
      <text:p text:style-name="P2"/>
      <text:list text:style-name="L1">
        <text:list-item>
          <text:p text:style-name="P3">地址：01:80:C0:00:00:00 (最后一字节有问题)</text:p>
        </text:list-item>
      </text:list>
      <text:p text:style-name="P2"/>
      <text:p text:style-name="P2">网桥术语:</text:p>
      <text:p text:style-name="P2"><text:tab/>root bridge</text:p>
      <text:p text:style-name="P2"><text:tab/>root port</text:p>
      <text:p text:style-name="P2"><text:tab/>destinated port</text:p>
      <text:p text:style-name="P2"><text:tab/>trunk : http://doc.linuxpk.com/22487.html</text:p>
      <text:p text:style-name="P2"/>
      <text:p text:style-name="P2"><text:a xlink:type="simple" xlink:href="http://net.it168.com/a2008/1201/212/000000212521_2.shtml">http://net.it168.com/a2008/1201/212/000000212521_2.shtml</text:a></text:p>
      <text:p text:style-name="P2"/>
      <text:p text:style-name="P2">TCN BPDU 以下情况发送:</text:p>
      <text:list text:style-name="L2">
        <text:list-item>
          <text:p text:style-name="P4">当端口进入 FORWARDING，并且网桥至少有一个指定端口。</text:p>
        </text:list-item>
        <text:list-item>
          <text:p text:style-name="P4">当端口从 FORWARDING 或 LEARNING 状态进入 BLOCKING</text:p>
        </text:list-item>
        <text:list-item>
          <text:p text:style-name="P4">当指定端口收到 TCN BPDU，会转发给根桥()</text:p>
        </text:list-item>
      </text:list>
      <text:p text:style-name="P2"/>
      <text:p text:style-name="P2">BPDU 发送特性：</text:p>
      <text:list text:style-name="L3">
        <text:list-item>
          <text:p text:style-name="P5">TCN BPDU仅从根端口发出， CONFIG BPDU 仅从指定端口发出</text:p>
        </text:list-item>
        <text:list-item>
          <text:p text:style-name="P5">TCN BPDU 发往根桥方向</text:p>
        </text:list-item>
        <text:list-item>
          <text:p text:style-name="P5">TCN BPDU 使用可靠机制发送给根桥，当网桥发送 TCN BPDU，会持续按照 HELLO TIMER间隔发送 TCN BPDU， 直到收到上级的带确认标识(TCA)的CONFIG BPDU。</text:p>
        </text:list-item>
        <text:list-item>
          <text:p text:style-name="P5">TCN BPDU 只在拓扑改变时发送。</text:p>
        </text:list-item>
      </text:list>
      <text:p text:style-name="P2"/>
      <text:p text:style-name="P6">--VITESSE GROCX BOARD--</text:p>
      <text:p text:style-name="P7"/>
      <text:p text:style-name="P8">4.2.3 This implies that BPDUs are terminated by the switch-core.</text:p>
      <text:p text:style-name="P2"/>
      <text:p text:style-name="P2">Analyzer Configurations for RSTP Support:</text:p>
      <text:p text:style-name="P2"><text:tab/></text:p>
      <text:p text:style-name="P2"><text:tab/>SRCMASKS</text:p>
      <text:p text:style-name="P2"><text:tab/></text:p>
      <text:p text:style-name="P2"><text:tab/>AGGRMSKS</text:p>
      <text:p text:style-name="P2"/>
      <text:p text:style-name="P2"><text:tab/>LEARNMASK</text:p>
      <text:p text:style-name="P2"/>
      <text:p text:style-name="P2"><text:tab/>CAPENAB.BPDU</text:p>
      <text:p text:style-name="P2"/>
      <text:p text:style-name="P2"><text:tab/>CAPQUEUE.BPDU_Q</text:p>
      <text:p text:style-name="P2"><text:tab/></text:p>
      <text:p text:style-name="P2"/>
      <text:p text:style-name="P2">RSTP Port State Properies</text:p>
      <text:p text:style-name="P2"/>
      <text:p text:style-name="P2"><text:tab/>Discarding</text:p>
      <text:p text:style-name="P2"><text:tab/>Learning</text:p>
      <text:p text:style-name="P2"><text:tab/>Forwarding</text:p>
      <text:p text:style-name="P2"/>
      <text:p text:style-name="P2">NB: STP states disabled, blocking and listening correspond to the discarding state of RSTP.</text:p>
      <text:p text:style-name="P2"/>
      <text:p text:style-name="P2"/>
      <text:p text:style-name="P2">RSP Port State Configuration for Port p (配置例子)</text:p>
      <text:p text:style-name="P2"/>
      <text:p text:style-name="P2"/>
      <text:p text:style-name="P2">BPDU 在哪产生？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文鼎ＰＬ简报宋" svg:font-family="文鼎ＰＬ简报宋" style:font-family-generic="roman" style:font-pitch="variable"/>
    <style:font-face style:name="文鼎ＰＬ简报宋1" svg:font-family="文鼎ＰＬ简报宋" style:font-family-generic="swiss" style:font-pitch="variable"/>
    <style:font-face style:name="文鼎ＰＬ简报宋2" svg:font-family="文鼎ＰＬ简报宋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文鼎ＰＬ简报宋" fo:font-size="12pt" fo:language="en" fo:country="US" style:font-name-asian="文鼎ＰＬ简报宋2" style:font-size-asian="12pt" style:language-asian="zh" style:country-asian="CN" style:font-name-complex="文鼎ＰＬ简报宋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鼎ＰＬ简报宋1" fo:font-size="14pt" style:font-name-asian="文鼎ＰＬ简报宋2" style:font-size-asian="14pt" style:font-name-complex="文鼎ＰＬ简报宋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j</meta:initial-creator>
    <meta:creation-date>2008-12-22T10:25:23</meta:creation-date>
    <dc:creator>cj</dc:creator>
    <dc:date>2008-12-22T13:23:24</dc:date>
    <dc:language>en-US</dc:language>
    <meta:editing-cycles>21</meta:editing-cycles>
    <meta:editing-duration>PT2H58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193" meta:character-count="894"/>
  </office:meta>
</office:document-meta>
</file>